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in Modern Mono Light" svg:font-family="'Latin Modern Mono Light'" style:font-adornments="10 Regular" style:font-pitch="fixed"/>
    <style:font-face style:name="Liberation Mono" svg:font-family="'Liberation Mono'" style:font-family-generic="modern" style:font-pitch="fixed"/>
    <style:font-face style:name="URW Gothic L" svg:font-family="'URW Gothic L'" style:font-family-generic="swiss"/>
    <style:font-face style:name="URW Palladio L" svg:font-family="'URW Palladio L'"/>
    <style:font-face style:name="URW Palladio L1" svg:font-family="'URW Palladio L'" style:font-adornments="Tučné" style:font-pitch="variable"/>
  </office:font-face-decls>
  <office:automatic-styles>
    <style:style style:name="P1" style:family="paragraph" style:parent-style-name="prikaz">
      <style:text-properties officeooo:paragraph-rsid="0010cede"/>
    </style:style>
    <style:style style:name="P2" style:family="paragraph" style:parent-style-name="prikaz">
      <style:text-properties officeooo:rsid="0014fbb6" officeooo:paragraph-rsid="0014fbb6"/>
    </style:style>
    <style:style style:name="P3" style:family="paragraph" style:parent-style-name="hlavicka">
      <style:text-properties officeooo:rsid="0014fbb6" officeooo:paragraph-rsid="0014fbb6"/>
    </style:style>
    <style:style style:name="P4" style:family="paragraph" style:parent-style-name="prikaz">
      <style:text-properties officeooo:rsid="0014fbb6" officeooo:paragraph-rsid="001c2179"/>
    </style:style>
    <style:style style:name="P5" style:family="paragraph" style:parent-style-name="hlavicka">
      <style:text-properties officeooo:rsid="0014fbb6" officeooo:paragraph-rsid="001c2179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14fbb6" officeooo:paragraph-rsid="001c2179"/>
    </style:style>
    <style:style style:name="P7" style:family="paragraph" style:parent-style-name="prikaz">
      <style:text-properties officeooo:paragraph-rsid="001911b3"/>
    </style:style>
    <style:style style:name="P8" style:family="paragraph" style:parent-style-name="hlavicka">
      <style:text-properties officeooo:paragraph-rsid="001911b3"/>
    </style:style>
    <style:style style:name="P9" style:family="paragraph" style:parent-style-name="prikaz">
      <style:text-properties officeooo:paragraph-rsid="001a4556"/>
    </style:style>
    <style:style style:name="P10" style:family="paragraph" style:parent-style-name="hlavicka">
      <style:text-properties officeooo:paragraph-rsid="001a4556"/>
    </style:style>
    <style:style style:name="P11" style:family="paragraph" style:parent-style-name="prikaz">
      <style:paragraph-properties fo:break-before="page"/>
    </style:style>
    <style:style style:name="P12" style:family="paragraph" style:parent-style-name="Title">
      <style:text-properties officeooo:rsid="0018f78e" officeooo:paragraph-rsid="001e60a3"/>
    </style:style>
    <style:style style:name="P13" style:family="paragraph" style:parent-style-name="Text_20_body">
      <style:text-properties style:font-name="URW Palladio L1" fo:font-size="18.2000007629395pt" fo:font-weight="bold" officeooo:rsid="0014fbb6" officeooo:paragraph-rsid="001a4556" style:font-name-asian="Droid Sans Fallback" style:font-size-asian="18.2000007629395pt" style:font-weight-asian="bold" style:font-name-complex="FreeSans1" style:font-size-complex="18.2000007629395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paragraph-rsid="0020b46f"/>
    </style:style>
    <style:style style:name="P15" style:family="paragraph" style:parent-style-name="prikaz">
      <style:text-properties officeooo:paragraph-rsid="001cef1b"/>
    </style:style>
    <style:style style:name="P16" style:family="paragraph" style:parent-style-name="prikaz">
      <style:text-properties style:font-name="Latin Modern Mono Light" fo:font-weight="normal" officeooo:rsid="001a4556" officeooo:paragraph-rsid="001a4556" style:font-size-asian="10.5pt"/>
    </style:style>
    <style:style style:name="P17" style:family="paragraph" style:parent-style-name="prikaz">
      <style:text-properties officeooo:paragraph-rsid="001ec2f4"/>
    </style:style>
    <style:style style:name="P18" style:family="paragraph" style:parent-style-name="prikaz">
      <style:text-properties officeooo:paragraph-rsid="00203a05"/>
    </style:style>
    <style:style style:name="P19" style:family="paragraph" style:parent-style-name="Standard">
      <style:text-properties fo:font-size="10pt" officeooo:rsid="000999f4" officeooo:paragraph-rsid="000999f4" style:font-size-asian="10pt" style:font-size-complex="10pt"/>
    </style:style>
    <style:style style:name="P20" style:family="paragraph" style:parent-style-name="Title">
      <style:text-properties officeooo:paragraph-rsid="0018f78e"/>
    </style:style>
    <style:style style:name="P21" style:family="paragraph" style:parent-style-name="Heading_20_1">
      <style:text-properties officeooo:rsid="0014fbb6" officeooo:paragraph-rsid="0014fbb6"/>
    </style:style>
    <style:style style:name="P22" style:family="paragraph" style:parent-style-name="hlavicka">
      <style:text-properties officeooo:rsid="001cef1b" officeooo:paragraph-rsid="001cef1b"/>
    </style:style>
    <style:style style:name="P23" style:family="paragraph" style:parent-style-name="hlavicka">
      <style:text-properties officeooo:rsid="001cef1b" officeooo:paragraph-rsid="0024e126"/>
    </style:style>
    <style:style style:name="P24" style:family="paragraph" style:parent-style-name="hlavicka">
      <style:text-properties officeooo:rsid="001cef1b" officeooo:paragraph-rsid="0024ed03"/>
    </style:style>
    <style:style style:name="P25" style:family="paragraph" style:parent-style-name="hlavicka">
      <style:text-properties fo:font-size="10pt" style:font-size-asian="10pt" style:font-size-complex="10pt"/>
    </style:style>
    <style:style style:name="P26" style:family="paragraph" style:parent-style-name="hlavicka">
      <style:text-properties officeooo:paragraph-rsid="0024e126"/>
    </style:style>
    <style:style style:name="P27" style:family="paragraph" style:parent-style-name="hlavicka">
      <style:text-properties officeooo:paragraph-rsid="001cef1b"/>
    </style:style>
    <style:style style:name="P28" style:family="paragraph" style:parent-style-name="prikaz">
      <style:text-properties officeooo:rsid="0016ad20" officeooo:paragraph-rsid="0019d453"/>
    </style:style>
    <style:style style:name="P29" style:family="paragraph" style:parent-style-name="prikaz">
      <style:text-properties officeooo:rsid="0014fbb6" officeooo:paragraph-rsid="0014fbb6"/>
    </style:style>
    <style:style style:name="P30" style:family="paragraph" style:parent-style-name="prikaz">
      <style:text-properties fo:font-size="10pt" style:font-size-asian="10pt" style:font-size-complex="10pt"/>
    </style:style>
    <style:style style:name="P31" style:family="paragraph" style:parent-style-name="prikaz">
      <style:text-properties officeooo:paragraph-rsid="001cef1b"/>
    </style:style>
    <style:style style:name="P32" style:family="paragraph" style:parent-style-name="prikaz">
      <style:text-properties officeooo:paragraph-rsid="0024e126"/>
    </style:style>
    <style:style style:name="P33" style:family="paragraph" style:parent-style-name="prikaz">
      <style:text-properties officeooo:paragraph-rsid="0024ed03"/>
    </style:style>
    <style:style style:name="T1" style:family="text">
      <style:text-properties officeooo:rsid="000c74b7"/>
    </style:style>
    <style:style style:name="T2" style:family="text">
      <style:text-properties style:font-name="Latin Modern Mono Light" fo:font-weight="normal" style:font-size-asian="10.5pt"/>
    </style:style>
    <style:style style:name="T3" style:family="text">
      <style:text-properties style:font-name="Latin Modern Mono Light" fo:font-weight="normal" officeooo:rsid="0010cede" style:font-size-asian="10.5pt"/>
    </style:style>
    <style:style style:name="T4" style:family="text">
      <style:text-properties style:font-name="Latin Modern Mono Light" fo:font-weight="normal" officeooo:rsid="001911b3" style:font-size-asian="10.5pt"/>
    </style:style>
    <style:style style:name="T5" style:family="text">
      <style:text-properties style:font-name="Latin Modern Mono Light" fo:font-weight="normal" officeooo:rsid="001a4556" style:font-size-asian="10.5pt"/>
    </style:style>
    <style:style style:name="T6" style:family="text">
      <style:text-properties style:font-name="Latin Modern Mono Light" fo:font-weight="normal" officeooo:rsid="001cef1b" style:font-size-asian="10.5pt"/>
    </style:style>
    <style:style style:name="T7" style:family="text">
      <style:text-properties style:font-name="Latin Modern Mono Light" fo:font-weight="normal" officeooo:rsid="00203a05" style:font-size-asian="10.5pt"/>
    </style:style>
    <style:style style:name="T8" style:family="text">
      <style:text-properties style:font-name="Latin Modern Mono Light" fo:font-weight="normal" officeooo:rsid="0024e126" style:font-size-asian="10.5pt"/>
    </style:style>
    <style:style style:name="T9" style:family="text">
      <style:text-properties style:font-name="Latin Modern Mono Light" fo:font-weight="normal" officeooo:rsid="0024ed03" style:font-size-asian="10.5pt"/>
    </style:style>
    <style:style style:name="T10" style:family="text">
      <style:text-properties officeooo:rsid="001282b1"/>
    </style:style>
    <style:style style:name="T11" style:family="text">
      <style:text-properties officeooo:rsid="001c2179"/>
    </style:style>
    <style:style style:name="T12" style:family="text">
      <style:text-properties officeooo:rsid="001cef1b"/>
    </style:style>
    <style:style style:name="T13" style:family="text">
      <style:text-properties officeooo:rsid="0020b46f"/>
    </style:style>
    <style:style style:name="T14" style:family="text">
      <style:text-properties officeooo:rsid="0024e126"/>
    </style:style>
    <style:style style:name="T15" style:family="text">
      <style:text-properties officeooo:rsid="0018f78e"/>
    </style:style>
    <style:style style:name="T16" style:family="text">
      <style:text-properties officeooo:rsid="0024ed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5">Linux</text:span></text:p>
      <text:p text:style-name="hlavicka">Výpis nastavení </text:p>
      <text:p text:style-name="prikaz"><text:span text:style-name="Source_20_Text"><text:span text:style-name="T2">ip addr</text:span></text:span><text:span text:style-name="Source_20_Text"><text:span text:style-name="T3">ess</text:span></text:span><text:span text:style-name="Source_20_Text"><text:span text:style-name="T2"> show</text:span></text:span><text:span text:style-name="T2"> </text:span></text:p>
      <text:p text:style-name="prikaz"><text:span text:style-name="Source_20_Text"><text:span text:style-name="T2">ip addr show dev eth0</text:span></text:span><text:span text:style-name="T2"> </text:span></text:p>
      <text:p text:style-name="prikaz"><text:span text:style-name="Source_20_Text"><text:span text:style-name="T2">ip a s </text:span></text:span></text:p>
      <text:p text:style-name="P1"><text:span text:style-name="Source_20_Text"><text:span text:style-name="T3">ip a</text:span></text:span></text:p>
      <text:p text:style-name="hlavicka">Přidání a odebrání adresy rozhraní </text:p>
      <text:p text:style-name="prikaz"><text:span text:style-name="Source_20_Text"><text:span text:style-name="T2">ip addr add 192.168.68.1/24 dev eth0 </text:span></text:span></text:p>
      <text:p text:style-name="prikaz"><text:span text:style-name="Source_20_Text"><text:span text:style-name="T2">ip addr del 192.168.68.1/255.255.255.0 dev eth0 </text:span></text:span></text:p>
      <text:p text:style-name="hlavicka">Aktivace a deaktivace rozhraní </text:p>
      <text:p text:style-name="prikaz"><text:span text:style-name="Source_20_Text"><text:span text:style-name="T2">ip link set dev eth0 up</text:span></text:span><text:span text:style-name="T2"> </text:span></text:p>
      <text:p text:style-name="prikaz"><text:span text:style-name="Source_20_Text"><text:span text:style-name="T2">ip link set dev eth0 down</text:span></text:span><text:span text:style-name="T2"> </text:span></text:p>
      <text:p text:style-name="hlavicka">Nastavení výchozí brány (GateWay) </text:p>
      <text:p text:style-name="prikaz"><text:span text:style-name="Source_20_Text"><text:span text:style-name="T2">ip route add default via 192.168.69.1</text:span></text:span></text:p>
      <text:p text:style-name="P17"><text:span text:style-name="Source_20_Text"><text:span text:style-name="T2">ip route add </text:span></text:span><text:span text:style-name="Source_20_Text"><text:span text:style-name="T7">0.0.0.0/0</text:span></text:span><text:span text:style-name="Source_20_Text"><text:span text:style-name="T2"> via 192.168.69.1 </text:span></text:span></text:p>
      <text:p text:style-name="hlavicka">Další manipulace s routovací (směrovací) tabulkou </text:p>
      <text:p text:style-name="prikaz"><text:span text:style-name="Source_20_Text"><text:span text:style-name="T2">ip route add 172.16.0.0/24 via 192.168.69.1</text:span></text:span><text:span text:style-name="T2"> </text:span></text:p>
      <text:p text:style-name="prikaz"><text:span text:style-name="Source_20_Text"><text:span text:style-name="T2">ip route del 172.16.0.0/24 via 192.168.69.1</text:span></text:span><text:span text:style-name="T2"> </text:span></text:p>
      <text:p text:style-name="hlavicka">Výpis routovací tabulky </text:p>
      <text:p text:style-name="prikaz"><text:span text:style-name="Source_20_Text"><text:span text:style-name="T2">ip route show</text:span></text:span><text:span text:style-name="T2"> </text:span></text:p>
      <text:p text:style-name="P15"><text:span text:style-name="Source_20_Text"><text:span text:style-name="T2">ip r s</text:span></text:span></text:p>
      <text:p text:style-name="P23">Změna/nastavení <text:span text:style-name="T14">DNS</text:span></text:p>
      <text:p text:style-name="P32"><text:span text:style-name="Source_20_Text"><text:span text:style-name="T8">mcedit /etc/resolv.conf</text:span></text:span></text:p>
      <text:p text:style-name="P32"><text:span text:style-name="Source_20_Text"><text:span text:style-name="T8"><text:tab/><text:tab/><text:tab/><text:tab/><text:tab/><text:tab/><text:tab/>nameserver 1.1.1.1</text:span></text:span></text:p>
      <text:p text:style-name="P32"><text:span text:style-name="Source_20_Text"><text:span text:style-name="T8"><text:tab/><text:tab/><text:tab/><text:tab/><text:tab/><text:tab/><text:tab/>mareserver 193.17.47.1</text:span></text:span><text:span text:style-name="Source_20_Text"><text:span text:style-name="T8"> <text:s text:c="27"/></text:span></text:span></text:p>
      <text:p text:style-name="P27"><text:span text:style-name="T12">Změna/nastavení hesla</text:span></text:p>
      <text:p text:style-name="P15"><text:span text:style-name="Source_20_Text"><text:span text:style-name="T6">passwd</text:span></text:span></text:p>
      <text:p text:style-name="P22">Změna/nastavení jména počítače</text:p>
      <text:p text:style-name="P15"><text:span text:style-name="Source_20_Text"><text:span text:style-name="T6">hostname super_jmeno</text:span></text:span></text:p>
      <text:p text:style-name="P26"><text:span text:style-name="Source_20_Text"><text:span text:style-name="T6"/></text:span></text:p>
      <text:p text:style-name="P26"><text:span text:style-name="Source_20_Text"/></text:p>
      <text:h text:style-name="Heading_20_1" text:outline-level="1">Stará cesta – ifconfig, route</text:h>
      <text:p text:style-name="P25">Výpis nastavení</text:p>
      <text:p text:style-name="P30">ifconfig</text:p>
      <text:p text:style-name="P30">ifconfig eth0</text:p>
      <text:p text:style-name="P30">ifconfig -a</text:p>
      <text:p text:style-name="P25">Změna IP adresy a masky rozhraní</text:p>
      <text:p text:style-name="P30">ifconfig eth0 192.168.69.1 netmask 255.255.255.0</text:p>
      <text:p text:style-name="P25">Aktivace a deaktivace rozhraní</text:p>
      <text:p text:style-name="P30">ifconfig eth0 up</text:p>
      <text:p text:style-name="P30">ifconfig eth0 down</text:p>
      <text:p text:style-name="P25">Přidání další adresy k rozhraní</text:p>
      <text:p text:style-name="P30">ifconfig eth0:1 192.168.68.10 netmask 255.255.255.0</text:p>
      <text:p text:style-name="P19">(Je nutné vytvořit další virtuální rozhraní.)</text:p>
      <text:p text:style-name="P25">Nastavení výchozí brány (GateWay)</text:p>
      <text:p text:style-name="P30">route add default gw 192.168.69.1</text:p>
      <text:p text:style-name="P25">Další manipulace s routovací (směrovací) tabulkou</text:p>
      <text:p text:style-name="P30">route add -net 172.16.0.0 gw 192.168.69.1 ne<text:span text:style-name="T10">t</text:span>mask 255.255.255.0 eth1</text:p>
      <text:p text:style-name="P19"><text:span text:style-name="T1">(</text:span>do sítě 172.16.0.0 s maskou 255.255.255.0 půjdu přes 192.168.69.1<text:span text:style-name="T1">)</text:span></text:p>
      <text:p text:style-name="P25">Výpis routovací tabulky</text:p>
      <text:p text:style-name="P30">route </text:p>
      <text:p text:style-name="P11"/>
      <text:h text:style-name="P21" text:outline-level="1">Network address translation – NAT</text:h>
      <text:p text:style-name="P3">Zapnu předávání paketů mezi sítěmi – forwarding</text:p>
      <text:p text:style-name="P2">sysctl net.ipv4.ip_forward</text:p>
      <text:p text:style-name="P2">sysctl net.ipv4.ip_forward=1</text:p>
      <text:p text:style-name="Standard">nebo</text:p>
      <text:p text:style-name="P28">echo 1 &gt; /proc/sys/net/ipv4/ip_forward</text:p>
      <text:p text:style-name="P3">Překlad adres</text:p>
      <text:p text:style-name="P2">iptables -t nat -L </text:p>
      <text:p text:style-name="Standard">buď na <text:span text:style-name="T13">základě rozhranní, kterým pakety opouštějí router</text:span></text:p>
      <text:p text:style-name="P2">iptables -t nat -A POSTROUTING -o eth0 -j MASQUERADE</text:p>
      <text:p text:style-name="P14"><text:span text:style-name="T13">nebo </text:span>na <text:span text:style-name="T13">základě zdrojové IP adresy</text:span></text:p>
      <text:p text:style-name="P2">iptables -t nat -A POSTROUTING -s 192.168.3.0/24 -j MASQUERADE</text:p>
      <text:p text:style-name="P2"/>
      <text:p text:style-name="P12">Mikrotik Routerboard</text:p>
      <text:p text:style-name="P8">Výpis nastavení </text:p>
      <text:p text:style-name="P7"><text:span text:style-name="Source_20_Text"><text:span text:style-name="T2">/ip addr</text:span></text:span><text:span text:style-name="Source_20_Text"><text:span text:style-name="T3">ess</text:span></text:span><text:span text:style-name="Source_20_Text"><text:span text:style-name="T2"> </text:span></text:span><text:span text:style-name="Source_20_Text"><text:span text:style-name="T4">print</text:span></text:span></text:p>
      <text:p text:style-name="P8">Přidání a odebrání adresy rozhraní </text:p>
      <text:p text:style-name="P17"><text:span text:style-name="Source_20_Text"><text:span text:style-name="T4">/ip address add interface=ether1 address=172.30.0.16/24 </text:span></text:span></text:p>
      <text:p text:style-name="P9"><text:span text:style-name="Source_20_Text"><text:span text:style-name="T5">/ip address remove numbers=1</text:span></text:span></text:p>
      <text:p text:style-name="P9"><text:span text:style-name="Source_20_Text"><text:span text:style-name="T5">/ip route edit number=0</text:span></text:span></text:p>
      <text:p text:style-name="P8">Aktivace a deaktivace rozhraní </text:p>
      <text:p text:style-name="P9"><text:span text:style-name="Source_20_Text"><text:span text:style-name="T2">/</text:span></text:span><text:span text:style-name="Source_20_Text"><text:span text:style-name="T5">ip address enable numbers=1</text:span></text:span></text:p>
      <text:p text:style-name="P9"><text:span text:style-name="Source_20_Text"><text:span text:style-name="T2">/</text:span></text:span><text:span text:style-name="Source_20_Text"><text:span text:style-name="T5">ip address disable numbers=1 </text:span></text:span></text:p>
      <text:p text:style-name="P8">Nastavení výchozí brány (GateWay) </text:p>
      <text:p text:style-name="P18"><text:span text:style-name="Source_20_Text"><text:span text:style-name="T2">/</text:span></text:span><text:span text:style-name="Source_20_Text"><text:span text:style-name="T5">ip route add dst-address=</text:span></text:span><text:span text:style-name="Source_20_Text"><text:span text:style-name="T7">0.0.0.0/0 </text:span></text:span><text:span text:style-name="Source_20_Text"><text:span text:style-name="T5">gateway=172.30.0.222</text:span></text:span></text:p>
      <text:p text:style-name="P9"><text:span text:style-name="Source_20_Text"><text:span text:style-name="T2">/</text:span></text:span><text:span text:style-name="Source_20_Text"><text:span text:style-name="T5">ip route add gateway=172.30.0.222</text:span></text:span></text:p>
      <text:p text:style-name="P10">Výpis routovací tabulky </text:p>
      <text:p text:style-name="P16">/ip route print</text:p>
      <text:p text:style-name="P8">Další manipulace s routovací (směrovací) tabulkou </text:p>
      <text:p text:style-name="P16">/ip route add dst-address=172.16.50.0/24 gateway=192.168.14.15</text:p>
      <text:p text:style-name="P9"><text:span text:style-name="Source_20_Text"><text:span text:style-name="T5">/ip route remove numbers=2</text:span></text:span></text:p>
      <text:p text:style-name="P24">Změna/nastavení <text:span text:style-name="T16">DNS</text:span></text:p>
      <text:p text:style-name="P33"><text:span text:style-name="Source_20_Text"><text:span text:style-name="T9">/ip dns set servers=1.1.1.1,193.17.47.1</text:span></text:span></text:p>
      <text:p text:style-name="P22">Změna/nastavení hesla</text:p>
      <text:p text:style-name="P15"><text:span text:style-name="Source_20_Text"><text:span text:style-name="T6">password</text:span></text:span></text:p>
      <text:p text:style-name="P22">Změna/nastavení jména počítače</text:p>
      <text:p text:style-name="P15"><text:span text:style-name="Source_20_Text"><text:span text:style-name="T6">/system identity set name=super_jmeno</text:span></text:span></text:p>
      <text:p text:style-name="P16"/>
      <text:p text:style-name="P13">Network address translation – NAT </text:p>
      <text:p text:style-name="P5">Překlad adres</text:p>
      <text:p text:style-name="P4">/<text:span text:style-name="T11">ip firewall nat print</text:span></text:p>
      <text:p text:style-name="P6">buď na základě rozhranní, kterým pakety opouštějí router</text:p>
      <text:p text:style-name="P4">/<text:span text:style-name="T11">ip firewall nat add chain=srcnat out-interface=ether1 action=masquerade</text:span></text:p>
      <text:p text:style-name="P6">nebo na základě zdrojové IP adresy</text:p>
      <text:p text:style-name="P4">/<text:span text:style-name="T11">ip firewall nat add chain=srcnat src-address=192.168.14.0/24 action=masquerade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in Modern Mono Light" svg:font-family="'Latin Modern Mono Light'" style:font-adornments="10 Regular" style:font-pitch="fixed"/>
    <style:font-face style:name="Liberation Mono" svg:font-family="'Liberation Mono'" style:font-family-generic="modern" style:font-pitch="fixed"/>
    <style:font-face style:name="URW Gothic L" svg:font-family="'URW Gothic L'" style:font-family-generic="swiss"/>
    <style:font-face style:name="URW Palladio L" svg:font-family="'URW Palladio L'"/>
    <style:font-face style:name="URW Palladio L1" svg:font-family="'URW Palladio L'" style:font-adornments="Tučné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URW Palladio L" fo:font-size="12pt" fo:language="cs" fo:country="CZ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URW Palladio L" fo:font-size="12pt" fo:language="cs" fo:country="CZ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RW Gothic L" fo:font-family="'URW Gothic L'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RW Palladio L" fo:font-family="'URW Palladio L'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RW Palladio L" fo:font-family="'URW Palladio L'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RW Palladio L" fo:font-family="'URW Palladio L'"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URW Palladio L1" fo:font-family="'URW Palladio L'" style:font-style-name="Tučné" style:font-pitch="variable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lavicka" style:family="paragraph" style:parent-style-name="Standard" style:master-page-name="">
      <style:paragraph-properties style:page-number="auto"/>
      <style:text-properties fo:font-weight="bold" style:font-size-asian="10.5pt"/>
    </style:style>
    <style:style style:name="prikaz" style:family="paragraph" style:parent-style-name="hlavicka" style:master-page-name="">
      <style:paragraph-properties fo:margin-left="0.801cm" fo:margin-right="0cm" fo:line-height="0.499cm" fo:text-indent="0cm" style:auto-text-indent="false" style:page-number="auto" style:shadow="none"/>
      <style:text-properties style:font-name="Latin Modern Mono Light" fo:font-family="'Latin Modern Mono Light'" style:font-style-name="10 Regular" style:font-pitch="fixed" fo:font-weight="normal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3cm" fo:margin-bottom="1.311cm" fo:margin-left="1.958cm" fo:margin-right="1.31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1-12T13:53:36.235914190</meta:creation-date>
    <dc:date>2022-11-04T07:26:24.022866844</dc:date>
    <meta:editing-duration>PT1H27M40S</meta:editing-duration>
    <meta:editing-cycles>25</meta:editing-cycles>
    <meta:generator>LibreOffice/7.4.1.2$Linux_X86_64 LibreOffice_project/40$Build-2</meta:generator>
    <meta:document-statistic meta:table-count="0" meta:image-count="0" meta:object-count="0" meta:page-count="2" meta:paragraph-count="92" meta:word-count="375" meta:character-count="2853" meta:non-whitespace-character-count="2495"/>
  </office:meta>
</office:document-meta>
</file>